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s" svg:font-family="os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/>
    </style:style>
    <style:style style:name="T1" style:family="text">
      <style:text-properties fo:font-variant="normal" fo:text-transform="none" fo:color="#000000" style:font-name="os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es el Docker?</text:p>
      <text:p text:style-name="P1"/>
      <text:p text:style-name="P1">Es un software de código abierto utilizado para desplegar aplicaciones dentro de contenedores virtuales, permitiendo ejecutar estas aplicaciones independientemente del entorno en el que se encuentren.</text:p>
      <text:p text:style-name="P1"/>
      <text:p text:style-name="P1">Origen del docker</text:p>
      <text:p text:style-name="P1"/>
      <text:p text:style-name="P1">Comenzó como un proyecto interno dentro dotCloud,​ empresa enfocado a una plataforma como un servicio (PaaS). <text:s/>La idea principal era proporcionar una plataforma de contenedores ligera y portátil que facilitara la implementación de aplicaciones.</text:p>
      <text:p text:style-name="P1">En junio de 2014 se lanzó la primera versión estable.</text:p>
      <text:p text:style-name="P1"/>
      <text:p text:style-name="P1">¿Que problema intenta resolver Docker en el desarrollo de software?</text:p>
      <text:p text:style-name="P1">Los impedimentos que resultarían de intentar usar aplicaciones en diferentes entornos.</text:p>
      <text:p text:style-name="P1"/>
      <text:p text:style-name="P1">Características principales del Docker.</text:p>
      <text:p text:style-name="P1"/>
      <text:p text:style-name="P1">- Portabilidad: capacidad para desplegarlo en otros sistemas, ahorrándonos tener que instalar las aplicaciones que necesitaríamos.</text:p>
      <text:p text:style-name="P1">- Ligereza: Tiene un peso bajo</text:p>
      <text:p text:style-name="P1">- Autosuficiencia: El contenedor Docker contiene las librerias y archivos necesarios para funcionar, un entorno similar al de Git, permitiendo controlar cada cambio que se realiza en el.</text:p>
      <text:p text:style-name="P1"/>
      <text:p text:style-name="P1">Arquitectura básica del Docker</text:p>
      <text:p text:style-name="P1"/>
      <text:p text:style-name="P1">Arquitectura cliente-servidor, que es una <text:span text:style-name="T2">arquitectura en la que participan dos componentes: uno es el cliente que utiliza unos servicios, y otro es el servidor que proporciona esos servicios. Entre ambos se tiene que efectuar una comunicación de red</text:span> </text:p>
      <text:p text:style-name="P1">En el Docker se pueden crear imágenes, que son estados de la maquina en un determinado momento, como una foto, estas imágenes se guardan en los registros Docker.</text:p>
      <text:p text:style-name="P1">Y por último están los contenedores Docker que son creados a partir de una imagen y contienen todo lo necesario para ejecutar una aplicación</text:p>
      <text:p text:style-name="P1"/>
      <text:p text:style-name="P1">https://openwebinars.net/blog/docker-que-es-sus-principales-caracteristic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s" svg:font-family="os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3T19:02:53.201000000</meta:creation-date>
    <dc:date>2024-04-03T22:54:29.95</dc:date>
    <meta:editing-duration>PT1H55M45S</meta:editing-duration>
    <meta:editing-cycles>10</meta:editing-cycles>
    <meta:generator>OpenOffice/4.1.14$Win32 OpenOffice.org_project/4114m1$Build-9811</meta:generator>
    <dc:creator>Daniel Ojeda Martel</dc:creator>
    <meta:document-statistic meta:table-count="0" meta:image-count="0" meta:object-count="0" meta:page-count="1" meta:paragraph-count="16" meta:word-count="248" meta:character-count="1728"/>
  </office:meta>
</office:document-meta>
</file>